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5cm" svg:y1="3.235cm" svg:x2="2.5cm" svg:y2="17cm">
          <text:p/>
        </draw:line>
        <draw:line draw:style-name="gr2" draw:text-style-name="P1" draw:layer="layout" svg:x1="6.999cm" svg:y1="3.233cm" svg:x2="6.999cm" svg:y2="16.998cm">
          <text:p/>
        </draw:line>
        <draw:line draw:style-name="gr2" draw:text-style-name="P1" draw:layer="layout" svg:x1="11.499cm" svg:y1="3.233cm" svg:x2="11.499cm" svg:y2="16.998cm">
          <text:p/>
        </draw:line>
        <draw:line draw:style-name="gr2" draw:text-style-name="P1" draw:layer="layout" svg:x1="16.498cm" svg:y1="3.232cm" svg:x2="16.498cm" svg:y2="16.997cm">
          <text:p/>
        </draw:line>
        <draw:custom-shape draw:style-name="gr3" draw:text-style-name="P1" draw:layer="layout" svg:width="3cm" svg:height="2cm" svg:x="1cm" svg:y="1cm">
          <text:p text:style-name="P1">Home</text:p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5.499cm" svg:y="0.999cm">
          <text:p text:style-name="P1">Route</text:p>
          <text:p text:style-name="P1">Inf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9.998cm" svg:y="0.998cm">
          <text:p text:style-name="P1">Route</text:p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14.497cm" svg:y="0.997cm">
          <text:p text:style-name="P1">Waypoint</text:p>
          <text:p text:style-name="P1">Inf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1cm" svg:x="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4.001cm" svg:x="6.499cm" svg:y="3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9cm" svg:x="10.998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4.997cm" svg:x="15.5cm" svg:y="7.00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5cm" svg:x2="6.5cm" svg:y2="5cm">
          <text:p/>
        </draw:line>
        <draw:line draw:style-name="gr4" draw:text-style-name="P1" draw:layer="layout" svg:x1="7.5cm" svg:y1="7cm" svg:x2="11cm" svg:y2="7cm">
          <text:p/>
        </draw:line>
        <draw:line draw:style-name="gr4" draw:text-style-name="P1" draw:layer="layout" svg:x1="11.998cm" svg:y1="8cm" svg:x2="15.5cm" svg:y2="8cm">
          <text:p/>
        </draw:line>
        <draw:line draw:style-name="gr4" draw:text-style-name="P1" draw:layer="layout" svg:x1="15.5cm" svg:y1="11cm" svg:x2="12cm" svg:y2="11cm">
          <text:p/>
        </draw:line>
        <draw:line draw:style-name="gr4" draw:text-style-name="P1" draw:layer="layout" svg:x1="11cm" svg:y1="14cm" svg:x2="3cm" svg:y2="14cm">
          <text:p/>
        </draw:line>
        <draw:frame draw:style-name="gr5" draw:text-style-name="P2" draw:layer="layout" svg:width="2.623cm" svg:height="1.199cm" svg:x="3cm" svg:y="5cm">
          <draw:text-box>
            <text:p><text:span text:style-name="T1">CreateNew</text:span></text:p>
            <text:p><text:span text:style-name="T1">Route()</text:span></text:p>
          </draw:text-box>
        </draw:frame>
        <draw:frame draw:style-name="gr5" draw:text-style-name="P2" draw:layer="layout" svg:width="2.39cm" svg:height="0.725cm" svg:x="7.5cm" svg:y="7cm">
          <draw:text-box>
            <text:p><text:span text:style-name="T1">continue()</text:span></text:p>
          </draw:text-box>
        </draw:frame>
        <draw:frame draw:style-name="gr5" draw:text-style-name="P2" draw:layer="layout" svg:width="3.715cm" svg:height="0.725cm" svg:x="12cm" svg:y="8cm">
          <draw:text-box>
            <text:p><text:span text:style-name="T1">createWaypoint()</text:span></text:p>
          </draw:text-box>
        </draw:frame>
        <draw:frame draw:style-name="gr5" draw:text-style-name="P2" draw:layer="layout" svg:width="1.967cm" svg:height="1.199cm" svg:x="8.003cm" svg:y="5cm">
          <draw:text-box>
            <text:p><text:span text:style-name="T1">validate</text:span></text:p>
            <text:p><text:span text:style-name="T1">Text()</text:span></text:p>
          </draw:text-box>
        </draw:frame>
        <draw:frame draw:style-name="gr5" draw:text-style-name="P2" draw:layer="layout" svg:width="1.967cm" svg:height="1.199cm" svg:x="17cm" svg:y="9cm">
          <draw:text-box>
            <text:p><text:span text:style-name="T1">validate</text:span></text:p>
            <text:p><text:span text:style-name="T1">Text()</text:span></text:p>
          </draw:text-box>
        </draw:frame>
        <draw:frame draw:style-name="gr5" draw:text-style-name="P2" draw:layer="layout" svg:width="1.967cm" svg:height="1.199cm" svg:x="12.5cm" svg:y="11.975cm">
          <draw:text-box>
            <text:p><text:span text:style-name="T1">validate</text:span></text:p>
            <text:p><text:span text:style-name="T1">Text()</text:span></text:p>
          </draw:text-box>
        </draw:frame>
        <draw:frame draw:style-name="gr6" draw:text-style-name="P2" draw:layer="layout" svg:width="2.06cm" svg:height="0.725cm" svg:x="8.94cm" svg:y="14cm">
          <draw:text-box>
            <text:p><text:span text:style-name="T1">upload()</text:span></text:p>
          </draw:text-box>
        </draw:frame>
        <draw:line draw:style-name="gr4" draw:text-style-name="P1" draw:layer="layout" svg:x1="7.5cm" svg:y1="6cm" svg:x2="7.4cm" svg:y2="6cm">
          <text:p/>
        </draw:line>
        <draw:line draw:style-name="gr4" draw:text-style-name="P1" draw:layer="layout" svg:x1="16.5cm" svg:y1="10cm" svg:x2="16.4cm" svg:y2="10cm">
          <text:p/>
        </draw:line>
        <draw:line draw:style-name="gr4" draw:text-style-name="P1" draw:layer="layout" svg:x1="12cm" svg:y1="13cm" svg:x2="11.9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a </meta:initial-creator>
    <meta:creation-date>2013-12-04T23:44:13</meta:creation-date>
    <dc:date>2013-12-05T16:06:44</dc:date>
    <dc:creator>asha </dc:creator>
    <meta:editing-duration>PT3M39S</meta:editing-duration>
    <meta:editing-cycles>2</meta:editing-cycles>
    <meta:generator>LibreOffice/3.5$Linux_X86_64 LibreOffice_project/350m1$Build-2</meta:generator>
    <meta:document-statistic meta:object-count="30"/>
  </office:meta>
</office:document-meta>
</file>